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8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9" style:family="paragraph" style:parent-style-name="Standard" style:list-style-name="LS1">
      <style:paragraph-properties fo:margin-left="0.5in" fo:margin-right="0in" fo:margin-top="0in" fo:margin-bottom="0in" fo:text-indent="0in" style:auto-text-indent="false" fo:break-before="auto" fo:break-after="auto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S2">
      <style:paragraph-properties fo:margin-left="0.5in" fo:margin-right="0in" fo:margin-top="0in" fo:margin-bottom="0in" fo:text-indent="0in" style:auto-text-indent="false" fo:break-before="auto" fo:break-after="auto"/>
    </style:style>
    <style:style style:name="P11" style:family="paragraph" style:parent-style-name="Standard" style:list-style-name="LS1">
      <style:paragraph-properties fo:margin-left="0.5in" fo:margin-right="0in" fo:margin-top="0in" fo:margin-bottom="0in" fo:text-indent="0in" style:auto-text-indent="false" fo:break-before="auto" fo:break-after="auto"/>
    </style:style>
    <style:style style:name="P12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13" style:family="paragraph" style:parent-style-name="Standard" style:list-style-name="LS1">
      <style:paragraph-properties fo:margin-left="1in" fo:margin-right="0in" fo:margin-top="0in" fo:margin-bottom="0in" fo:text-indent="0in" style:auto-text-indent="false" fo:break-before="auto" fo:break-after="auto"/>
      <style:text-properties fo:background-color="#ffff00"/>
    </style:style>
    <style:style style:name="P14" style:family="paragraph" style:parent-style-name="Standard" style:list-style-name="LS1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  <style:text-properties fo:background-color="#ffff00"/>
    </style:style>
    <style:style style:name="P15" style:family="paragraph" style:parent-style-name="Standard" style:list-style-name="LS1">
      <style:paragraph-properties fo:margin-left="1in" fo:margin-right="0in" fo:margin-top="0in" fo:margin-bottom="0in" fo:text-indent="0in" style:auto-text-indent="false" fo:break-before="auto" fo:break-after="auto"/>
    </style:style>
    <style:style style:name="P16" style:family="paragraph" style:parent-style-name="Standard" style:list-style-name="LS1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17" style:family="paragraph" style:parent-style-name="Standard" style:list-style-name="LS1">
      <style:paragraph-properties fo:margin-left="1.5in" fo:margin-right="0in" fo:margin-top="0in" fo:margin-bottom="0in" fo:text-indent="0in" style:auto-text-indent="false" fo:break-before="auto" fo:break-after="auto"/>
      <style:text-properties fo:color="#000099" style:text-underline-style="solid" style:text-underline-width="auto" style:text-underline-color="font-color"/>
    </style:style>
    <style:style style:name="P18" style:family="paragraph" style:parent-style-name="Standard" style:list-style-name="LS1">
      <style:paragraph-properties fo:margin-left="1.5in" fo:margin-right="0in" fo:margin-top="0in" fo:margin-bottom="0in" fo:text-indent="0in" style:auto-text-indent="false" fo:break-before="auto" fo:break-after="auto"/>
    </style:style>
    <style:style style:name="P19" style:family="paragraph" style:parent-style-name="Standard" style:list-style-name="LS1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0" style:family="paragraph" style:parent-style-name="Standard" style:list-style-name="LS1">
      <style:paragraph-properties fo:margin-left="1.5in" fo:margin-right="0in" fo:margin-top="0in" fo:margin-bottom="0in" fo:text-indent="0in" style:auto-text-indent="false" fo:break-before="auto" fo:break-after="auto"/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 style:list-style-name="LS1">
      <style:paragraph-properties fo:margin-left="1.5in" fo:margin-right="0in" fo:margin-top="0in" fo:margin-bottom="0in" fo:text-indent="0in" style:auto-text-indent="false" fo:break-before="auto" fo:break-after="auto"/>
      <style:text-properties fo:font-weight="bold" style:font-weight-asian="bold" style:font-weight-complex="bold"/>
    </style:style>
    <style:style style:name="P22" style:family="paragraph" style:parent-style-name="Standard" style:list-style-name="LS1">
      <style:paragraph-properties fo:margin-left="2in" fo:margin-right="0in" fo:margin-top="0in" fo:margin-bottom="0in" fo:text-indent="0in" style:auto-text-indent="false" fo:break-before="auto" fo:break-after="auto"/>
      <style:text-properties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f00"/>
    </style:style>
    <style:style style:name="T6" style:family="text">
      <style:text-properties fo:color="#000099" style:text-underline-style="solid" style:text-underline-width="auto" style:text-underline-color="font-color"/>
    </style:style>
    <style:style style:name="T7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1">Global</text:span></text:span><text:span text:style-name="Default_20_Paragraph_20_Font"><text:span text:style-name="T1"> </text:span></text:span><text:span text:style-name="Default_20_Paragraph_20_Font"><text:span text:style-name="T1">Day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Coderetreat</text:span></text:span><text:span text:style-name="Default_20_Paragraph_20_Font"><text:span text:style-name="T1"> </text:span></text:span></text:p>
      <text:p text:style-name="P4"><text:span text:style-name="Default_20_Paragraph_20_Font"><text:span text:style-name="T1">Day</text:span></text:span><text:span text:style-name="Default_20_Paragraph_20_Font"><text:span text:style-name="T1">-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Checklist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Notes</text:span></text:span></text:p>
      <text:p text:style-name="P4"/>
      <text:p text:style-name="P1"><text:span text:style-name="Default_20_Paragraph_20_Font"><text:span text:style-name="T2">Recommended</text:span></text:span></text:p>
      <text:p text:style-name="P3"/>
      <text:list xml:id="list1882934159" text:style-name="LS1">
        <text:list-item>
          <text:p text:style-name="P9"><text:span text:style-name="Default_20_Paragraph_20_Font"><text:span text:style-name="T3">VERY</text:span></text:span><text:span text:style-name="Default_20_Paragraph_20_Font"><text:span text:style-name="T3"> </text:span></text:span><text:span text:style-name="Default_20_Paragraph_20_Font"><text:span text:style-name="T3">Important</text:span></text:span><text:span text:style-name="Default_20_Paragraph_20_Font"><text:span text:style-name="T3">: </text:span></text:span><text:span text:style-name="Default_20_Paragraph_20_Font"><text:span text:style-name="T4"><text:s/></text:span></text:span><text:span text:style-name="Default_20_Paragraph_20_Font">Sh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eroku</text:span><text:span text:style-name="Default_20_Paragraph_20_Font"> (</text:span><text:span text:style-name="Default_20_Paragraph_20_Font">our</text:span><text:span text:style-name="Default_20_Paragraph_20_Font"> </text:span><text:span text:style-name="Default_20_Paragraph_20_Font">Galaxy</text:span><text:span text:style-name="Default_20_Paragraph_20_Font"> </text:span><text:span text:style-name="Default_20_Paragraph_20_Font">Sponsor</text:span><text:span text:style-name="Default_20_Paragraph_20_Font">) 3-</text:span><text:span text:style-name="Default_20_Paragraph_20_Font">minute</text:span><text:span text:style-name="Default_20_Paragraph_20_Font"> </text:span><text:span text:style-name="Default_20_Paragraph_20_Font">video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eginning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y</text:span><text:span text:style-name="Default_20_Paragraph_20_Font">.</text:span></text:p>
          <text:list>
            <text:list-item>
              <text:p text:style-name="P13"><text:span text:style-name="Default_20_Paragraph_20_Font"><text:span text:style-name="T5">TODO</text:span>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details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cces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ideo</text:span><text:span text:style-name="Default_20_Paragraph_20_Font">.</text:span></text:p>
            </text:list-item>
          </text:list>
        </text:list-item>
      </text:list>
      <text:p text:style-name="P8"/>
      <text:list xml:id="list2" text:style-name="LS1">
        <text:list-item>
          <text:p text:style-name="P9"><text:span text:style-name="Default_20_Paragraph_20_Font"><text:span text:style-name="T3">VERY</text:span></text:span><text:span text:style-name="Default_20_Paragraph_20_Font"><text:span text:style-name="T3"> </text:span></text:span><text:span text:style-name="Default_20_Paragraph_20_Font"><text:span text:style-name="T3">Important</text:span></text:span><text:span text:style-name="Default_20_Paragraph_20_Font"><text:span text:style-name="T3">:</text:span></text:span><text:span text:style-name="Default_20_Paragraph_20_Font"> </text:span><text:span text:style-name="Default_20_Paragraph_20_Font">Sh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ponsor</text:span><text:span text:style-name="Default_20_Paragraph_20_Font"> </text:span><text:span text:style-name="Default_20_Paragraph_20_Font">slide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llowing</text:span><text:span text:style-name="Default_20_Paragraph_20_Font"> </text:span><text:span text:style-name="Default_20_Paragraph_20_Font">times</text:span></text:p>
          <text:list>
            <text:list-item>
              <text:p text:style-name="P15"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rning</text:span><text:span text:style-name="Default_20_Paragraph_20_Font"> (</text:span><text:span text:style-name="Default_20_Paragraph_20_Font">befor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gi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troduction</text:span><text:span text:style-name="Default_20_Paragraph_20_Font">)</text:span></text:p>
            </text:list-item>
            <text:list-item>
              <text:p text:style-name="P15"><text:span text:style-name="Default_20_Paragraph_20_Font">During</text:span><text:span text:style-name="Default_20_Paragraph_20_Font"> </text:span><text:span text:style-name="Default_20_Paragraph_20_Font">session</text:span><text:span text:style-name="Default_20_Paragraph_20_Font"> </text:span><text:span text:style-name="Default_20_Paragraph_20_Font">breaks</text:span></text:p>
            </text:list-item>
            <text:list-item>
              <text:p text:style-name="P15"><text:span text:style-name="Default_20_Paragraph_20_Font">During</text:span><text:span text:style-name="Default_20_Paragraph_20_Font"> </text:span><text:span text:style-name="Default_20_Paragraph_20_Font">lunch</text:span></text:p>
            </text:list-item>
            <text:list-item>
              <text:p text:style-name="P16"><text:span text:style-name="Default_20_Paragraph_20_Font">Aft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losing</text:span><text:span text:style-name="Default_20_Paragraph_20_Font"> </text:span><text:span text:style-name="Default_20_Paragraph_20_Font">circle</text:span></text:p>
            </text:list-item>
            <text:list-item>
              <text:p text:style-name="P16"><text:span text:style-name="Default_20_Paragraph_20_Font">Link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</text:span><text:span text:style-name="Default_20_Paragraph_20_Font"> </text:span><text:span text:style-name="Default_20_Paragraph_20_Font">deck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instruction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</text:span><text:span text:style-name="Default_20_Paragraph_20_Font"> </text:span><text:span text:style-name="Default_20_Paragraph_20_Font">deck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found</text:span><text:span text:style-name="Default_20_Paragraph_20_Font"> </text:span><text:span text:style-name="Default_20_Paragraph_20_Font">at</text:span><text:span text:style-name="Default_20_Paragraph_20_Font">:</text:span></text:p>
            </text:list-item>
          </text:list>
        </text:list-item>
      </text:list>
      <text:p text:style-name="P5"><text:span text:style-name="Default_20_Paragraph_20_Font"><text:tab/><text:tab/></text:span><text:a xlink:type="simple" xlink:href="http://coderetreat-community.ning.com/gdcr/2011/event-slides"><text:span text:style-name="Default_20_Paragraph_20_Font"><text:span text:style-name="Default_20_Paragraph_20_Font"><text:span text:style-name="T6">http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://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coderetreat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-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community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.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ning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.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com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/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gdcr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/2011/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event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-</text:span></text:span></text:span></text:a><text:a xlink:type="simple" xlink:href="http://coderetreat-community.ning.com/gdcr/2011/event-slides"><text:span text:style-name="Default_20_Paragraph_20_Font"><text:span text:style-name="Default_20_Paragraph_20_Font"><text:span text:style-name="T6">slides</text:span></text:span></text:span></text:a></text:p>
      <text:p text:style-name="P5"/>
      <text:list xml:id="list223768683" text:style-name="LS2">
        <text:list-item>
          <text:p text:style-name="P10"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Coderetreat</text:span><text:span text:style-name="Default_20_Paragraph_20_Font"> </text:span><text:span text:style-name="Default_20_Paragraph_20_Font">Live</text:span><text:span text:style-name="Default_20_Paragraph_20_Font"> </text:span><text:span text:style-name="Default_20_Paragraph_20_Font">application</text:span><text:span text:style-name="Default_20_Paragraph_20_Font"> </text:span><text:span text:style-name="Default_20_Paragraph_20_Font">to</text:span><text:span text:style-name="Default_20_Paragraph_20_Font">:</text:span></text:p>
        </text:list-item>
      </text:list>
      <text:list xml:id="list9" text:style-name="LS1">
        <text:list-item>
          <text:list>
            <text:list-item>
              <text:p text:style-name="P16"><text:span text:style-name="Default_20_Paragraph_20_Font">See</text:span><text:span text:style-name="Default_20_Paragraph_20_Font"> (</text:span><text:span text:style-name="Default_20_Paragraph_20_Font">and</text:span><text:span text:style-name="Default_20_Paragraph_20_Font"> </text:span><text:span text:style-name="Default_20_Paragraph_20_Font">show</text:span><text:span text:style-name="Default_20_Paragraph_20_Font">) </text:span><text:span text:style-name="Default_20_Paragraph_20_Font">wha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go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coderetreats</text:span></text:p>
            </text:list-item>
            <text:list-item>
              <text:p text:style-name="P16"><text:span text:style-name="Default_20_Paragraph_20_Font">L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coderetreats</text:span><text:span text:style-name="Default_20_Paragraph_20_Font"> </text:span><text:span text:style-name="Default_20_Paragraph_20_Font">know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doing</text:span></text:p>
            </text:list-item>
            <text:list-item>
              <text:p text:style-name="P16"><text:span text:style-name="Default_20_Paragraph_20_Font">Go</text:span><text:span text:style-name="Default_20_Paragraph_20_Font"> </text:span><text:span text:style-name="Default_20_Paragraph_20_Font">to</text:span><text:span text:style-name="Default_20_Paragraph_20_Font"> </text:span><text:a xlink:type="simple" xlink:href="http://live.coderetreat.com/"><text:span text:style-name="Default_20_Paragraph_20_Font"><text:span text:style-name="Default_20_Paragraph_20_Font"><text:span text:style-name="T6">http</text:span></text:span></text:span></text:a><text:a xlink:type="simple" xlink:href="http://live.coderetreat.com/"><text:span text:style-name="Default_20_Paragraph_20_Font"><text:span text:style-name="Default_20_Paragraph_20_Font"><text:span text:style-name="T6">://</text:span></text:span></text:span></text:a><text:a xlink:type="simple" xlink:href="http://live.coderetreat.com/"><text:span text:style-name="Default_20_Paragraph_20_Font"><text:span text:style-name="Default_20_Paragraph_20_Font"><text:span text:style-name="T6">live</text:span></text:span></text:span></text:a><text:a xlink:type="simple" xlink:href="http://live.coderetreat.com/"><text:span text:style-name="Default_20_Paragraph_20_Font"><text:span text:style-name="Default_20_Paragraph_20_Font"><text:span text:style-name="T6">.</text:span></text:span></text:span></text:a><text:a xlink:type="simple" xlink:href="http://live.coderetreat.com/"><text:span text:style-name="Default_20_Paragraph_20_Font"><text:span text:style-name="Default_20_Paragraph_20_Font"><text:span text:style-name="T6">coderetreat</text:span></text:span></text:span></text:a><text:a xlink:type="simple" xlink:href="http://live.coderetreat.com/"><text:span text:style-name="Default_20_Paragraph_20_Font"><text:span text:style-name="Default_20_Paragraph_20_Font"><text:span text:style-name="T6">.</text:span></text:span></text:span></text:a><text:a xlink:type="simple" xlink:href="http://live.coderetreat.com/"><text:span text:style-name="Default_20_Paragraph_20_Font"><text:span text:style-name="Default_20_Paragraph_20_Font"><text:span text:style-name="T6">com</text:span></text:span></text:span></text:a></text:p>
            </text:list-item>
            <text:list-item>
              <text:p text:style-name="P14"><text:span text:style-name="Default_20_Paragraph_20_Font"><text:span text:style-name="T5">TODO</text:span>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important</text:span><text:span text:style-name="Default_20_Paragraph_20_Font"> </text:span><text:span text:style-name="Default_20_Paragraph_20_Font">details</text:span></text:p>
            </text:list-item>
          </text:list>
        </text:list-item>
      </text:list>
      <text:p text:style-name="P1"/>
      <text:list xml:id="list13" text:style-name="LS1">
        <text:list-item>
          <text:p text:style-name="P11"><text:span text:style-name="Default_20_Paragraph_20_Font">Skyp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predetermined</text:span><text:span text:style-name="Default_20_Paragraph_20_Font"> </text:span><text:span text:style-name="Default_20_Paragraph_20_Font">locations</text:span><text:span text:style-name="Default_20_Paragraph_20_Font">. </text:span><text:span text:style-name="Default_20_Paragraph_20_Font">Suggested</text:span><text:span text:style-name="Default_20_Paragraph_20_Font"> </text:span><text:span text:style-name="Default_20_Paragraph_20_Font">Skype</text:span><text:span text:style-name="Default_20_Paragraph_20_Font"> </text:span><text:span text:style-name="Default_20_Paragraph_20_Font">times</text:span><text:span text:style-name="Default_20_Paragraph_20_Font">:</text:span></text:p>
          <text:list>
            <text:list-item>
              <text:p text:style-name="P15"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rning</text:span><text:span text:style-name="Default_20_Paragraph_20_Font"> (</text:span><text:span text:style-name="Default_20_Paragraph_20_Font">before</text:span><text:span text:style-name="Default_20_Paragraph_20_Font"> </text:span><text:span text:style-name="Default_20_Paragraph_20_Font">getting</text:span><text:span text:style-name="Default_20_Paragraph_20_Font"> </text:span><text:span text:style-name="Default_20_Paragraph_20_Font">started</text:span><text:span text:style-name="Default_20_Paragraph_20_Font">)</text:span></text:p>
            </text:list-item>
            <text:list-item>
              <text:p text:style-name="P15"><text:span text:style-name="Default_20_Paragraph_20_Font">At</text:span><text:span text:style-name="Default_20_Paragraph_20_Font"> </text:span><text:span text:style-name="Default_20_Paragraph_20_Font">lunch</text:span><text:span text:style-name="Default_20_Paragraph_20_Font"> </text:span><text:span text:style-name="Default_20_Paragraph_20_Font">time</text:span></text:p>
            </text:list-item>
            <text:list-item>
              <text:p text:style-name="P15"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n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y</text:span><text:span text:style-name="Default_20_Paragraph_20_Font"> (</text:span><text:span text:style-name="Default_20_Paragraph_20_Font">aft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losing</text:span><text:span text:style-name="Default_20_Paragraph_20_Font"> </text:span><text:span text:style-name="Default_20_Paragraph_20_Font">circle</text:span><text:span text:style-name="Default_20_Paragraph_20_Font">)</text:span></text:p>
            </text:list-item>
          </text:list>
        </text:list-item>
      </text:list>
      <text:p text:style-name="P1"/>
      <text:list xml:id="list17" text:style-name="LS1">
        <text:list-item>
          <text:p text:style-name="P11"><text:span text:style-name="Default_20_Paragraph_20_Font">Announc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<text:span text:style-name="T4">c</text:span></text:span><text:span text:style-name="Default_20_Paragraph_20_Font"><text:span text:style-name="T4">3</text:span></text:span><text:span text:style-name="Default_20_Paragraph_20_Font"><text:span text:style-name="T4">f</text:span></text:span><text:span text:style-name="Default_20_Paragraph_20_Font"><text:span text:style-name="T4"> </text:span>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<text:span text:style-name="T4">Community</text:span></text:span><text:span text:style-name="Default_20_Paragraph_20_Font"><text:span text:style-name="T4"> </text:span></text:span><text:span text:style-name="Default_20_Paragraph_20_Font"><text:span text:style-name="T4">Network</text:span></text:span></text:p>
          <text:list>
            <text:list-item>
              <text:p text:style-name="P15"><text:span text:style-name="Default_20_Paragraph_20_Font">Announce the </text:span><text:a xlink:type="simple" xlink:href="http://coderetreat-community.ning.com/about/c3f"><text:span text:style-name="Default_20_Paragraph_20_Font"><text:span text:style-name="Default_20_Paragraph_20_Font">Coderetreat</text:span></text:span></text:a><text:a xlink:type="simple" xlink:href="http://coderetreat-community.ning.com/about/c3f"><text:span text:style-name="Default_20_Paragraph_20_Font"><text:span text:style-name="Default_20_Paragraph_20_Font"> </text:span></text:span></text:a><text:a xlink:type="simple" xlink:href="http://coderetreat-community.ning.com/about/c3f"><text:span text:style-name="Default_20_Paragraph_20_Font"><text:span text:style-name="Default_20_Paragraph_20_Font">Community</text:span></text:span></text:a><text:a xlink:type="simple" xlink:href="http://coderetreat-community.ning.com/about/c3f"><text:span text:style-name="Default_20_Paragraph_20_Font"><text:span text:style-name="Default_20_Paragraph_20_Font"> </text:span></text:span></text:a><text:a xlink:type="simple" xlink:href="http://coderetreat-community.ning.com/about/c3f"><text:span text:style-name="Default_20_Paragraph_20_Font"><text:span text:style-name="Default_20_Paragraph_20_Font">Contribution</text:span></text:span></text:a><text:a xlink:type="simple" xlink:href="http://coderetreat-community.ning.com/about/c3f"><text:span text:style-name="Default_20_Paragraph_20_Font"><text:span text:style-name="Default_20_Paragraph_20_Font"> </text:span></text:span></text:a><text:a xlink:type="simple" xlink:href="http://coderetreat-community.ning.com/about/c3f"><text:span text:style-name="Default_20_Paragraph_20_Font"><text:span text:style-name="Default_20_Paragraph_20_Font"><text:span text:style-name="T6"><text:s/>(</text:span></text:span></text:span></text:a><text:a xlink:type="simple" xlink:href="http://coderetreat-community.ning.com/about/c3f"><text:span text:style-name="Default_20_Paragraph_20_Font"><text:span text:style-name="Default_20_Paragraph_20_Font">c</text:span></text:span></text:a><text:a xlink:type="simple" xlink:href="http://coderetreat-community.ning.com/about/c3f"><text:span text:style-name="Default_20_Paragraph_20_Font"><text:span text:style-name="Default_20_Paragraph_20_Font">3</text:span></text:span></text:a><text:a xlink:type="simple" xlink:href="http://coderetreat-community.ning.com/about/c3f"><text:span text:style-name="Default_20_Paragraph_20_Font"><text:span text:style-name="Default_20_Paragraph_20_Font">f</text:span></text:span></text:a><text:a xlink:type="simple" xlink:href="http://coderetreat-community.ning.com/about/c3f"><text:span text:style-name="Default_20_Paragraph_20_Font"><text:span text:style-name="Default_20_Paragraph_20_Font">)</text:span></text:span></text:a></text:p>
            </text:list-item>
            <text:list-item>
              <text:p text:style-name="P15"><text:span text:style-name="Default_20_Paragraph_20_Font">Announce</text:span><text:span text:style-name="Default_20_Paragraph_20_Font"> </text:span><text:span text:style-name="Default_20_Paragraph_20_Font">the</text:span><text:span text:style-name="Default_20_Paragraph_20_Font"> </text:span><text:a xlink:type="simple" xlink:href="http://coderetreat-community.ning.com/"><text:span text:style-name="Default_20_Paragraph_20_Font"><text:span text:style-name="Default_20_Paragraph_20_Font"><text:span text:style-name="T6">Coderetreat</text:span></text:span></text:span></text:a><text:a xlink:type="simple" xlink:href="http://coderetreat-community.ning.com/"><text:span text:style-name="Default_20_Paragraph_20_Font"><text:span text:style-name="Default_20_Paragraph_20_Font"><text:span text:style-name="T6"> </text:span></text:span></text:span></text:a><text:a xlink:type="simple" xlink:href="http://coderetreat-community.ning.com/"><text:span text:style-name="Default_20_Paragraph_20_Font"><text:span text:style-name="Default_20_Paragraph_20_Font"><text:span text:style-name="T6">Community</text:span></text:span></text:span></text:a><text:a xlink:type="simple" xlink:href="http://coderetreat-community.ning.com/"><text:span text:style-name="Default_20_Paragraph_20_Font"><text:span text:style-name="Default_20_Paragraph_20_Font"><text:span text:style-name="T6"> </text:span></text:span></text:span></text:a><text:a xlink:type="simple" xlink:href="http://coderetreat-community.ning.com/"><text:span text:style-name="Default_20_Paragraph_20_Font"><text:span text:style-name="Default_20_Paragraph_20_Font"><text:span text:style-name="T6">Network</text:span></text:span></text:span></text:a><text:a xlink:type="simple" xlink:href="http://coderetreat-community.ning.com/"><text:span text:style-name="Default_20_Paragraph_20_Font"><text:span text:style-name="Default_20_Paragraph_20_Font"><text:span text:style-name="T6"> </text:span></text:span></text:span></text:a><text:a xlink:type="simple" xlink:href="http://coderetreat-community.ning.com/"><text:span text:style-name="Default_20_Paragraph_20_Font"><text:span text:style-name="Default_20_Paragraph_20_Font"><text:span text:style-name="T6">website</text:span></text:span></text:span></text:a><text:span text:style-name="Default_20_Paragraph_20_Font"> (</text:span><text:span text:style-name="Default_20_Paragraph_20_Font">thi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hoste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coderetreat</text:span><text:span text:style-name="Default_20_Paragraph_20_Font">.</text:span><text:span text:style-name="Default_20_Paragraph_20_Font">org</text:span><text:span text:style-name="Default_20_Paragraph_20_Font">)</text:span></text:p>
            </text:list-item>
            <text:list-item>
              <text:p text:style-name="P15"><text:span text:style-name="Default_20_Paragraph_20_Font">Hand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stickers</text:span></text:p>
            </text:list-item>
          </text:list>
        </text:list-item>
      </text:list>
      <text:p text:style-name="P1"/>
      <text:p text:style-name="P6"/>
      <text:p text:style-name="P1"><text:span text:style-name="Default_20_Paragraph_20_Font"><text:span text:style-name="T2">Optional</text:span></text:span></text:p>
      <text:p text:style-name="P1"/>
      <text:list xml:id="list21" text:style-name="LS1">
        <text:list-item>
          <text:p text:style-name="P11"><text:span text:style-name="Default_20_Paragraph_20_Font">Star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Repo</text:span></text:p>
          <text:list>
            <text:list-item>
              <text:p text:style-name="P15"><text:span text:style-name="Default_20_Paragraph_20_Font">A</text:span><text:span text:style-name="Default_20_Paragraph_20_Font"> </text:span><text:span text:style-name="Default_20_Paragraph_20_Font">git</text:span><text:span text:style-name="Default_20_Paragraph_20_Font"> </text:span><text:span text:style-name="Default_20_Paragraph_20_Font">repo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been</text:span><text:span text:style-name="Default_20_Paragraph_20_Font"> </text:span><text:span text:style-name="Default_20_Paragraph_20_Font">setup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contains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basic</text:span><text:span text:style-name="Default_20_Paragraph_20_Font"> “</text:span><text:span text:style-name="Default_20_Paragraph_20_Font">starting</text:span><text:span text:style-name="Default_20_Paragraph_20_Font"> </text:span><text:span text:style-name="Default_20_Paragraph_20_Font">points</text:span><text:span text:style-name="Default_20_Paragraph_20_Font">” </text:span><text:span text:style-name="Default_20_Paragraph_20_Font">for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gramming</text:span><text:span text:style-name="Default_20_Paragraph_20_Font"> </text:span><text:span text:style-name="Default_20_Paragraph_20_Font">languages</text:span><text:span text:style-name="Default_20_Paragraph_20_Font"> </text:span><text:span text:style-name="Default_20_Paragraph_20_Font">seen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Coderetreats</text:span><text:span text:style-name="Default_20_Paragraph_20_Font">. <text:s/></text:span><text:span text:style-name="Default_20_Paragraph_20_Font">Participant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tar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repo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help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going</text:span><text:span text:style-name="Default_20_Paragraph_20_Font"> </text:span><text:span text:style-name="Default_20_Paragraph_20_Font">quickly</text:span><text:span text:style-name="Default_20_Paragraph_20_Font">.</text:span></text:p>
            </text:list-item>
            <text:list-item>
              <text:p text:style-name="P15"><text:soft-page-break/><text:span text:style-name="Default_20_Paragraph_20_Font">See</text:span><text:span text:style-name="Default_20_Paragraph_20_Font"> </text:span><text:a xlink:type="simple" xlink:href="https://github.com/coreyhaines/coderetreat"><text:span text:style-name="Default_20_Paragraph_20_Font"><text:span text:style-name="Default_20_Paragraph_20_Font"><text:span text:style-name="T6">https</text:span></text:span></text:span></text:a><text:a xlink:type="simple" xlink:href="https://github.com/coreyhaines/coderetreat"><text:span text:style-name="Default_20_Paragraph_20_Font"><text:span text:style-name="Default_20_Paragraph_20_Font"><text:span text:style-name="T6">://</text:span></text:span></text:span></text:a><text:a xlink:type="simple" xlink:href="https://github.com/coreyhaines/coderetreat"><text:span text:style-name="Default_20_Paragraph_20_Font"><text:span text:style-name="Default_20_Paragraph_20_Font"><text:span text:style-name="T6">github</text:span></text:span></text:span></text:a><text:a xlink:type="simple" xlink:href="https://github.com/coreyhaines/coderetreat"><text:span text:style-name="Default_20_Paragraph_20_Font"><text:span text:style-name="Default_20_Paragraph_20_Font"><text:span text:style-name="T6">.</text:span></text:span></text:span></text:a><text:a xlink:type="simple" xlink:href="https://github.com/coreyhaines/coderetreat"><text:span text:style-name="Default_20_Paragraph_20_Font"><text:span text:style-name="Default_20_Paragraph_20_Font"><text:span text:style-name="T6">com</text:span></text:span></text:span></text:a><text:a xlink:type="simple" xlink:href="https://github.com/coreyhaines/coderetreat"><text:span text:style-name="Default_20_Paragraph_20_Font"><text:span text:style-name="Default_20_Paragraph_20_Font"><text:span text:style-name="T6">/</text:span></text:span></text:span></text:a><text:a xlink:type="simple" xlink:href="https://github.com/coreyhaines/coderetreat"><text:span text:style-name="Default_20_Paragraph_20_Font"><text:span text:style-name="Default_20_Paragraph_20_Font"><text:span text:style-name="T6">coreyhaines</text:span></text:span></text:span></text:a><text:a xlink:type="simple" xlink:href="https://github.com/coreyhaines/coderetreat"><text:span text:style-name="Default_20_Paragraph_20_Font"><text:span text:style-name="Default_20_Paragraph_20_Font"><text:span text:style-name="T6">/</text:span></text:span></text:span></text:a><text:a xlink:type="simple" xlink:href="https://github.com/coreyhaines/coderetreat"><text:span text:style-name="Default_20_Paragraph_20_Font"><text:span text:style-name="Default_20_Paragraph_20_Font"><text:span text:style-name="T6">coderetreat</text:span></text:span></text:span></text:a><text:span text:style-name="Default_20_Paragraph_20_Font"> </text:span><text:span text:style-name="Default_20_Paragraph_20_Font">for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details</text:span><text:span text:style-name="Default_20_Paragraph_20_Font">.</text:span></text:p>
            </text:list-item>
            <text:list-item>
              <text:p text:style-name="P15"><text:span text:style-name="Default_20_Paragraph_20_Font">Read</text:span><text:span text:style-name="Default_20_Paragraph_20_Font">-</text:span><text:span text:style-name="Default_20_Paragraph_20_Font">only</text:span><text:span text:style-name="Default_20_Paragraph_20_Font">, </text:span><text:span text:style-name="Default_20_Paragraph_20_Font">cloneable</text:span><text:span text:style-name="Default_20_Paragraph_20_Font"> </text:span><text:span text:style-name="Default_20_Paragraph_20_Font">URL</text:span><text:span text:style-name="Default_20_Paragraph_20_Font">:</text:span></text:p>
              <text:list>
                <text:list-item>
                  <text:p text:style-name="P17"><text:a xlink:type="simple" xlink:href="https://github.com/coreyhaines/coderetreat.git"><text:span text:style-name="Default_20_Paragraph_20_Font"><text:span text:style-name="Default_20_Paragraph_20_Font"><text:span text:style-name="T6">https</text:span></text:span></text:span></text:a><text:a xlink:type="simple" xlink:href="https://github.com/coreyhaines/coderetreat.git"><text:span text:style-name="Default_20_Paragraph_20_Font"><text:span text:style-name="Default_20_Paragraph_20_Font"><text:span text:style-name="T6">://</text:span></text:span></text:span></text:a><text:a xlink:type="simple" xlink:href="https://github.com/coreyhaines/coderetreat.git"><text:span text:style-name="Default_20_Paragraph_20_Font"><text:span text:style-name="Default_20_Paragraph_20_Font"><text:span text:style-name="T6">github</text:span></text:span></text:span></text:a><text:a xlink:type="simple" xlink:href="https://github.com/coreyhaines/coderetreat.git"><text:span text:style-name="Default_20_Paragraph_20_Font"><text:span text:style-name="Default_20_Paragraph_20_Font"><text:span text:style-name="T6">.</text:span></text:span></text:span></text:a><text:a xlink:type="simple" xlink:href="https://github.com/coreyhaines/coderetreat.git"><text:span text:style-name="Default_20_Paragraph_20_Font"><text:span text:style-name="Default_20_Paragraph_20_Font"><text:span text:style-name="T6">com</text:span></text:span></text:span></text:a><text:a xlink:type="simple" xlink:href="https://github.com/coreyhaines/coderetreat.git"><text:span text:style-name="Default_20_Paragraph_20_Font"><text:span text:style-name="Default_20_Paragraph_20_Font"><text:span text:style-name="T6">/</text:span></text:span></text:span></text:a><text:a xlink:type="simple" xlink:href="https://github.com/coreyhaines/coderetreat.git"><text:span text:style-name="Default_20_Paragraph_20_Font"><text:span text:style-name="Default_20_Paragraph_20_Font"><text:span text:style-name="T6">coreyhaines</text:span></text:span></text:span></text:a><text:a xlink:type="simple" xlink:href="https://github.com/coreyhaines/coderetreat.git"><text:span text:style-name="Default_20_Paragraph_20_Font"><text:span text:style-name="Default_20_Paragraph_20_Font"><text:span text:style-name="T6">/</text:span></text:span></text:span></text:a><text:a xlink:type="simple" xlink:href="https://github.com/coreyhaines/coderetreat.git"><text:span text:style-name="Default_20_Paragraph_20_Font"><text:span text:style-name="Default_20_Paragraph_20_Font"><text:span text:style-name="T6">coderetreat</text:span></text:span></text:span></text:a><text:a xlink:type="simple" xlink:href="https://github.com/coreyhaines/coderetreat.git"><text:span text:style-name="Default_20_Paragraph_20_Font"><text:span text:style-name="Default_20_Paragraph_20_Font"><text:span text:style-name="T6">.</text:span></text:span></text:span></text:a><text:a xlink:type="simple" xlink:href="https://github.com/coreyhaines/coderetreat.git"><text:span text:style-name="Default_20_Paragraph_20_Font"><text:span text:style-name="Default_20_Paragraph_20_Font"><text:span text:style-name="T6">git</text:span></text:span></text:span></text:a></text:p>
                </text:list-item>
              </text:list>
            </text:list-item>
            <text:list-item>
              <text:p text:style-name="P15"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tarting</text:span><text:span text:style-name="Default_20_Paragraph_20_Font"> </text:span><text:span text:style-name="Default_20_Paragraph_20_Font">points</text:span><text:span text:style-name="Default_20_Paragraph_20_Font"> </text:span><text:span text:style-name="Default_20_Paragraph_20_Font">repo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eas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lete</text:span><text:span text:style-name="Default_20_Paragraph_20_Font"> </text:span><text:span text:style-name="Default_20_Paragraph_20_Font">code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ssion</text:span><text:span text:style-name="Default_20_Paragraph_20_Font">:</text:span></text:p>
              <text:list>
                <text:list-item>
                  <text:p text:style-name="P18"><text:span text:style-name="Default_20_Paragraph_20_Font">git</text:span><text:span text:style-name="Default_20_Paragraph_20_Font"> </text:span><text:span text:style-name="Default_20_Paragraph_20_Font">reset</text:span><text:span text:style-name="Default_20_Paragraph_20_Font"> --</text:span><text:span text:style-name="Default_20_Paragraph_20_Font">hard</text:span><text:span text:style-name="Default_20_Paragraph_20_Font"> </text:span><text:span text:style-name="Default_20_Paragraph_20_Font">HEAD</text:span></text:p>
                </text:list-item>
              </text:list>
            </text:list-item>
          </text:list>
        </text:list-item>
      </text:list>
      <text:p text:style-name="P1"/>
      <text:list xml:id="list28" text:style-name="LS1">
        <text:list-item>
          <text:p text:style-name="P12"><text:span text:style-name="Default_20_Paragraph_20_Font">Tweet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wha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going</text:span><text:span text:style-name="Default_20_Paragraph_20_Font"> </text:span><text:span text:style-name="Default_20_Paragraph_20_Font">on</text:span><text:span text:style-name="Default_20_Paragraph_20_Font"> (</text:span><text:span text:style-name="Default_20_Paragraph_20_Font">hashtag</text:span><text:span text:style-name="Default_20_Paragraph_20_Font"> #</text:span><text:span text:style-name="Default_20_Paragraph_20_Font">gdcr</text:span><text:span text:style-name="Default_20_Paragraph_20_Font">11)</text:span></text:p>
        </text:list-item>
      </text:list>
      <text:p text:style-name="P8"/>
      <text:list xml:id="list29" text:style-name="LS1">
        <text:list-item>
          <text:p text:style-name="P11"><text:span text:style-name="Default_20_Paragraph_20_Font">Take</text:span><text:span text:style-name="Default_20_Paragraph_20_Font"> </text:span><text:span text:style-name="Default_20_Paragraph_20_Font">pictures</text:span></text:p>
          <text:list>
            <text:list-item>
              <text:p text:style-name="P15"><text:span text:style-name="Default_20_Paragraph_20_Font">Upload</text:span><text:span text:style-name="Default_20_Paragraph_20_Font"> </text:span><text:span text:style-name="Default_20_Paragraph_20_Font">on</text:span><text:span text:style-name="Default_20_Paragraph_20_Font"> </text:span><text:a xlink:type="simple" xlink:href="http://coderetreat.org/"><text:span text:style-name="Default_20_Paragraph_20_Font"><text:span text:style-name="Default_20_Paragraph_20_Font"><text:span text:style-name="T6">coderetreat</text:span></text:span></text:span></text:a><text:a xlink:type="simple" xlink:href="http://coderetreat.org/"><text:span text:style-name="Default_20_Paragraph_20_Font"><text:span text:style-name="Default_20_Paragraph_20_Font"><text:span text:style-name="T6">.</text:span></text:span></text:span></text:a><text:a xlink:type="simple" xlink:href="http://coderetreat.org/"><text:span text:style-name="Default_20_Paragraph_20_Font"><text:span text:style-name="Default_20_Paragraph_20_Font"><text:span text:style-name="T6">org</text:span></text:span></text:span></text:a><text:span text:style-name="Default_20_Paragraph_20_Font"> (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treat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domain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direct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twork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peopl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ey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there</text:span><text:span text:style-name="Default_20_Paragraph_20_Font">)</text:span></text:p>
            </text:list-item>
            <text:list-item>
              <text:p text:style-name="P15"><text:span text:style-name="Default_20_Paragraph_20_Font">Share</text:span><text:span text:style-name="Default_20_Paragraph_20_Font"> </text:span><text:span text:style-name="Default_20_Paragraph_20_Font">via</text:span><text:span text:style-name="Default_20_Paragraph_20_Font"> </text:span><text:span text:style-name="Default_20_Paragraph_20_Font">Twitter</text:span></text:p>
            </text:list-item>
          </text:list>
        </text:list-item>
      </text:list>
      <text:p text:style-name="P7"/>
      <text:list xml:id="list32" text:style-name="LS1">
        <text:list-item>
          <text:p text:style-name="P11"><text:span text:style-name="Default_20_Paragraph_20_Font">Capture</text:span><text:span text:style-name="Default_20_Paragraph_20_Font"> </text:span><text:span text:style-name="Default_20_Paragraph_20_Font">video</text:span></text:p>
          <text:list>
            <text:list-item>
              <text:p text:style-name="P15"><text:span text:style-name="Default_20_Paragraph_20_Font">Interview</text:span><text:span text:style-name="Default_20_Paragraph_20_Font"> </text:span><text:span text:style-name="Default_20_Paragraph_20_Font">attendees</text:span></text:p>
            </text:list-item>
            <text:list-item>
              <text:p text:style-name="P15"><text:span text:style-name="Default_20_Paragraph_20_Font">Make</text:span><text:span text:style-name="Default_20_Paragraph_20_Font"> </text:span><text:span text:style-name="Default_20_Paragraph_20_Font">a</text:span><text:span text:style-name="Default_20_Paragraph_20_Font"> “</text:span><text:span text:style-name="Default_20_Paragraph_20_Font">hello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CITY</text:span><text:span text:style-name="Default_20_Paragraph_20_Font">, </text:span><text:span text:style-name="Default_20_Paragraph_20_Font">COUNTRY</text:span><text:span text:style-name="Default_20_Paragraph_20_Font">” </text:span><text:span text:style-name="Default_20_Paragraph_20_Font">video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articipants</text:span></text:p>
            </text:list-item>
            <text:list-item>
              <text:p text:style-name="P15"><text:span text:style-name="Default_20_Paragraph_20_Font">Random</text:span><text:span text:style-name="Default_20_Paragraph_20_Font"> </text:span><text:span text:style-name="Default_20_Paragraph_20_Font">video</text:span><text:span text:style-name="Default_20_Paragraph_20_Font"> </text:span><text:span text:style-name="Default_20_Paragraph_20_Font">throughou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y</text:span></text:p>
            </text:list-item>
            <text:list-item>
              <text:p text:style-name="P16"><text:span text:style-name="Default_20_Paragraph_20_Font">Upload</text:span><text:span text:style-name="Default_20_Paragraph_20_Font"> </text:span><text:span text:style-name="Default_20_Paragraph_20_Font">on</text:span><text:span text:style-name="Default_20_Paragraph_20_Font"> </text:span><text:a xlink:type="simple" xlink:href="http://coderetreat.org/"><text:span text:style-name="Default_20_Paragraph_20_Font"><text:span text:style-name="Default_20_Paragraph_20_Font"><text:span text:style-name="T6">coderetreat</text:span></text:span></text:span></text:a><text:a xlink:type="simple" xlink:href="http://coderetreat.org/"><text:span text:style-name="Default_20_Paragraph_20_Font"><text:span text:style-name="Default_20_Paragraph_20_Font"><text:span text:style-name="T6">.</text:span></text:span></text:span></text:a><text:a xlink:type="simple" xlink:href="http://coderetreat.org/"><text:span text:style-name="Default_20_Paragraph_20_Font"><text:span text:style-name="Default_20_Paragraph_20_Font"><text:span text:style-name="T6">org</text:span></text:span></text:span></text:a></text:p>
            </text:list-item>
          </text:list>
        </text:list-item>
      </text:list>
      <text:p text:style-name="P5"/>
      <text:list xml:id="list37" text:style-name="LS1">
        <text:list-item>
          <text:p text:style-name="P11"><text:span text:style-name="Default_20_Paragraph_20_Font">Participat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a xlink:type="simple" xlink:href="http://innovationgames.com/"><text:span text:style-name="Default_20_Paragraph_20_Font"><text:span text:style-name="Default_20_Paragraph_20_Font"><text:span text:style-name="T6">Innovation</text:span></text:span></text:span></text:a><text:a xlink:type="simple" xlink:href="http://innovationgames.com/"><text:span text:style-name="Default_20_Paragraph_20_Font"><text:span text:style-name="Default_20_Paragraph_20_Font"><text:span text:style-name="T6"> </text:span></text:span></text:span></text:a><text:a xlink:type="simple" xlink:href="http://innovationgames.com/"><text:span text:style-name="Default_20_Paragraph_20_Font"><text:span text:style-name="Default_20_Paragraph_20_Font"><text:span text:style-name="T6">Game</text:span></text:span></text:span></text:a><text:span text:style-name="Default_20_Paragraph_20_Font">:</text:span></text:p>
          <text:list>
            <text:list-item>
              <text:p text:style-name="P15"><text:span text:style-name="Default_20_Paragraph_20_Font">Sig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t</text:span><text:span text:style-name="Default_20_Paragraph_20_Font">: </text:span><text:a xlink:type="simple" xlink:href="https://innovationgames.com/game_view/game_lobby/T1XMN13ULO2H5VVCL1XGDIC3AHN15OM1"><text:span text:style-name="Default_20_Paragraph_20_Font"><text:span text:style-name="Default_20_Paragraph_20_Font"><text:span text:style-name="T6">https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://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innovationgames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.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com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/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game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_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view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/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game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_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lobby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/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T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1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XMN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13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ULO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2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H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5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VVCL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1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XGDIC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3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AHN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15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OM</text:span></text:span></text:span></text:a><text:a xlink:type="simple" xlink:href="https://innovationgames.com/game_view/game_lobby/T1XMN13ULO2H5VVCL1XGDIC3AHN15OM1"><text:span text:style-name="Default_20_Paragraph_20_Font"><text:span text:style-name="Default_20_Paragraph_20_Font"><text:span text:style-name="T6">1</text:span></text:span></text:span></text:a></text:p>
            </text:list-item>
            <text:list-item>
              <text:p text:style-name="P15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type</text:span><text:span text:style-name="Default_20_Paragraph_20_Font"> </text:span><text:span text:style-name="Default_20_Paragraph_20_Font">not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t</text:span><text:span text:style-name="Default_20_Paragraph_20_Font"> </text:span><text:span text:style-name="Default_20_Paragraph_20_Font">box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facilitators</text:span><text:span text:style-name="Default_20_Paragraph_20_Font"> </text:span><text:span text:style-name="Default_20_Paragraph_20_Font">currently</text:span><text:span text:style-name="Default_20_Paragraph_20_Font"> </text:span><text:span text:style-name="Default_20_Paragraph_20_Font">connected</text:span><text:span text:style-name="Default_20_Paragraph_20_Font"> </text:span></text:p>
            </text:list-item>
            <text:list-item>
              <text:p text:style-name="P16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drag</text:span><text:span text:style-name="Default_20_Paragraph_20_Font"> </text:span><text:span text:style-name="Default_20_Paragraph_20_Font">various</text:span><text:span text:style-name="Default_20_Paragraph_20_Font"> </text:span><text:span text:style-name="Default_20_Paragraph_20_Font">graphical</text:span><text:span text:style-name="Default_20_Paragraph_20_Font"> </text:span><text:span text:style-name="Default_20_Paragraph_20_Font">element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present</text:span><text:span text:style-name="Default_20_Paragraph_20_Font"> </text:span><text:span text:style-name="Default_20_Paragraph_20_Font">thing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went</text:span><text:span text:style-name="Default_20_Paragraph_20_Font"> </text:span><text:span text:style-name="Default_20_Paragraph_20_Font">well</text:span><text:span text:style-name="Default_20_Paragraph_20_Font">, </text:span><text:span text:style-name="Default_20_Paragraph_20_Font">did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go</text:span><text:span text:style-name="Default_20_Paragraph_20_Font"> </text:span><text:span text:style-name="Default_20_Paragraph_20_Font">so</text:span><text:span text:style-name="Default_20_Paragraph_20_Font"> </text:span><text:span text:style-name="Default_20_Paragraph_20_Font">well</text:span><text:span text:style-name="Default_20_Paragraph_20_Font">, </text:span><text:span text:style-name="Default_20_Paragraph_20_Font">notes</text:span><text:span text:style-name="Default_20_Paragraph_20_Font">, </text:span><text:span text:style-name="Default_20_Paragraph_20_Font">etc</text:span><text:span text:style-name="Default_20_Paragraph_20_Font"> </text:span><text:span text:style-name="Default_20_Paragraph_20_Font">on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ame</text:span><text:span text:style-name="Default_20_Paragraph_20_Font"> </text:span><text:span text:style-name="Default_20_Paragraph_20_Font">board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anyone</text:span><text:span text:style-name="Default_20_Paragraph_20_Font"> </text:span><text:span text:style-name="Default_20_Paragraph_20_Font">who</text:span><text:span text:style-name="Default_20_Paragraph_20_Font"> </text:span><text:span text:style-name="Default_20_Paragraph_20_Font">connect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bl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. </text:span></text:p>
            </text:list-item>
          </text:list>
        </text:list-item>
      </text:list>
      <text:p text:style-name="P1"/>
      <text:list xml:id="list41" text:style-name="LS1">
        <text:list-item>
          <text:p text:style-name="P11"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help</text:span><text:span text:style-name="Default_20_Paragraph_20_Font">, </text:span><text:span text:style-name="Default_20_Paragraph_20_Font">ask</text:span><text:span text:style-name="Default_20_Paragraph_20_Font"> </text:span><text:span text:style-name="Default_20_Paragraph_20_Font">on</text:span><text:span text:style-name="Default_20_Paragraph_20_Font">:</text:span></text:p>
          <text:list>
            <text:list-item>
              <text:p text:style-name="P15"><text:span text:style-name="Default_20_Paragraph_20_Font">the</text:span><text:span text:style-name="Default_20_Paragraph_20_Font"> </text:span><text:span text:style-name="Default_20_Paragraph_20_Font">Coderetreat</text:span><text:span text:style-name="Default_20_Paragraph_20_Font"> </text:span><text:span text:style-name="Default_20_Paragraph_20_Font">IRC</text:span><text:span text:style-name="Default_20_Paragraph_20_Font"> </text:span><text:span text:style-name="Default_20_Paragraph_20_Font">channel</text:span></text:p>
              <text:list>
                <text:list-item>
                  <text:p text:style-name="P18"><text:span text:style-name="Default_20_Paragraph_20_Font">hosted</text:span><text:span text:style-name="Default_20_Paragraph_20_Font"> </text:span><text:span text:style-name="Default_20_Paragraph_20_Font">on</text:span><text:span text:style-name="Default_20_Paragraph_20_Font"> </text:span><text:a xlink:type="simple" xlink:href="http://freenode.net/"><text:span text:style-name="Default_20_Paragraph_20_Font"><text:span text:style-name="Default_20_Paragraph_20_Font"><text:span text:style-name="T6">freenode</text:span></text:span></text:span></text:a></text:p>
                </text:list-item>
                <text:list-item>
                  <text:p text:style-name="P19"><text:span text:style-name="Default_20_Paragraph_20_Font">#</text:span><text:span text:style-name="Default_20_Paragraph_20_Font">coderetreat</text:span></text:p>
                </text:list-item>
              </text:list>
            </text:list-item>
            <text:list-item>
              <text:p text:style-name="P16"><text:span text:style-name="Default_20_Paragraph_20_Font">via</text:span><text:span text:style-name="Default_20_Paragraph_20_Font"> </text:span><text:span text:style-name="Default_20_Paragraph_20_Font">Skype</text:span></text:p>
            </text:list-item>
          </text:list>
        </text:list-item>
      </text:list>
      <text:p text:style-name="P5"/>
      <text:list xml:id="list46" text:style-name="LS1">
        <text:list-item>
          <text:p text:style-name="P11"><text:span text:style-name="Default_20_Paragraph_20_Font">Give</text:span><text:span text:style-name="Default_20_Paragraph_20_Font"> </text:span><text:span text:style-name="Default_20_Paragraph_20_Font">awa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izes</text:span></text:p>
          <text:list>
            <text:list-item>
              <text:p text:style-name="P15"><text:span text:style-name="Default_20_Paragraph_20_Font">Instruct</text:span><text:span text:style-name="Default_20_Paragraph_20_Font"> </text:span><text:span text:style-name="Default_20_Paragraph_20_Font">everyon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ign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coderetreat</text:span><text:span text:style-name="Default_20_Paragraph_20_Font">.</text:span><text:span text:style-name="Default_20_Paragraph_20_Font">or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SVP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event</text:span></text:p>
            </text:list-item>
            <text:list-item>
              <text:p text:style-name="P15"><text:span text:style-name="Default_20_Paragraph_20_Font">Identify</text:span><text:span text:style-name="Default_20_Paragraph_20_Font"> </text:span><text:span text:style-name="Default_20_Paragraph_20_Font">winner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iveaways</text:span></text:p>
              <text:list>
                <text:list-item>
                  <text:p text:style-name="P18"><text:span text:style-name="Default_20_Paragraph_20_Font">G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everyone</text:span><text:span text:style-name="Default_20_Paragraph_20_Font">, </text:span><text:span text:style-name="Default_20_Paragraph_20_Font">w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good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c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one</text:span><text:span text:style-name="Default_20_Paragraph_20_Font"> </text:span><text:span text:style-name="Default_20_Paragraph_20_Font">of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SVP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event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coderetreat</text:span><text:span text:style-name="Default_20_Paragraph_20_Font">.</text:span><text:span text:style-name="Default_20_Paragraph_20_Font">org</text:span><text:span text:style-name="Default_20_Paragraph_20_Font">! </text:span><text:span text:style-name="Default_20_Paragraph_20_Font">Thi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provide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ncentiv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peopl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ign</text:span><text:span text:style-name="Default_20_Paragraph_20_Font"> </text:span><text:span text:style-name="Default_20_Paragraph_20_Font">up</text:span><text:span text:style-name="Default_20_Paragraph_20_Font">.</text:span></text:p>
                </text:list-item>
                <text:list-item>
                  <text:p text:style-name="P18"><text:soft-page-break/><text:span text:style-name="Default_20_Paragraph_20_Font">then</text:span><text:span text:style-name="Default_20_Paragraph_20_Font"> </text:span><text:span text:style-name="Default_20_Paragraph_20_Font">use</text:span><text:span text:style-name="Default_20_Paragraph_20_Font"> </text:span><text:a xlink:type="simple" xlink:href="http://random.org/"><text:span text:style-name="Default_20_Paragraph_20_Font"><text:span text:style-name="Default_20_Paragraph_20_Font"><text:span text:style-name="T6">random</text:span></text:span></text:span></text:a><text:a xlink:type="simple" xlink:href="http://random.org/"><text:span text:style-name="Default_20_Paragraph_20_Font"><text:span text:style-name="Default_20_Paragraph_20_Font"><text:span text:style-name="T6">.</text:span></text:span></text:span></text:a><text:a xlink:type="simple" xlink:href="http://random.org/"><text:span text:style-name="Default_20_Paragraph_20_Font"><text:span text:style-name="Default_20_Paragraph_20_Font"><text:span text:style-name="T6">org</text:span></text:span></text:span></text:a><text:span text:style-name="Default_20_Paragraph_20_Font"> </text:span><text:span text:style-name="Default_20_Paragraph_20_Font">to</text:span><text:span text:style-name="Default_20_Paragraph_20_Font"> </text:span><text:span text:style-name="Default_20_Paragraph_20_Font">pick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umber</text:span><text:span text:style-name="Default_20_Paragraph_20_Font">.</text:span></text:p>
                </text:list-item>
                <text:list-item>
                  <text:p text:style-name="P17"><text:a xlink:type="simple" xlink:href="http://www.random.org/lists/"><text:span text:style-name="Default_20_Paragraph_20_Font"><text:span text:style-name="Default_20_Paragraph_20_Font"><text:span text:style-name="T6">http</text:span></text:span></text:span></text:a><text:a xlink:type="simple" xlink:href="http://www.random.org/lists/"><text:span text:style-name="Default_20_Paragraph_20_Font"><text:span text:style-name="Default_20_Paragraph_20_Font"><text:span text:style-name="T6">://</text:span></text:span></text:span></text:a><text:a xlink:type="simple" xlink:href="http://www.random.org/lists/"><text:span text:style-name="Default_20_Paragraph_20_Font"><text:span text:style-name="Default_20_Paragraph_20_Font"><text:span text:style-name="T6">www</text:span></text:span></text:span></text:a><text:a xlink:type="simple" xlink:href="http://www.random.org/lists/"><text:span text:style-name="Default_20_Paragraph_20_Font"><text:span text:style-name="Default_20_Paragraph_20_Font"><text:span text:style-name="T6">.</text:span></text:span></text:span></text:a><text:a xlink:type="simple" xlink:href="http://www.random.org/lists/"><text:span text:style-name="Default_20_Paragraph_20_Font"><text:span text:style-name="Default_20_Paragraph_20_Font"><text:span text:style-name="T6">random</text:span></text:span></text:span></text:a><text:a xlink:type="simple" xlink:href="http://www.random.org/lists/"><text:span text:style-name="Default_20_Paragraph_20_Font"><text:span text:style-name="Default_20_Paragraph_20_Font"><text:span text:style-name="T6">.</text:span></text:span></text:span></text:a><text:a xlink:type="simple" xlink:href="http://www.random.org/lists/"><text:span text:style-name="Default_20_Paragraph_20_Font"><text:span text:style-name="Default_20_Paragraph_20_Font"><text:span text:style-name="T6">org</text:span></text:span></text:span></text:a><text:a xlink:type="simple" xlink:href="http://www.random.org/lists/"><text:span text:style-name="Default_20_Paragraph_20_Font"><text:span text:style-name="Default_20_Paragraph_20_Font"><text:span text:style-name="T6">/</text:span></text:span></text:span></text:a><text:a xlink:type="simple" xlink:href="http://www.random.org/lists/"><text:span text:style-name="Default_20_Paragraph_20_Font"><text:span text:style-name="Default_20_Paragraph_20_Font"><text:span text:style-name="T6">lists</text:span></text:span></text:span></text:a><text:a xlink:type="simple" xlink:href="http://www.random.org/lists/"><text:span text:style-name="Default_20_Paragraph_20_Font"><text:span text:style-name="Default_20_Paragraph_20_Font"><text:span text:style-name="T6">/</text:span></text:span></text:span></text:a><text:span text:style-name="Default_20_Paragraph_20_Font"> </text:span><text:span text:style-name="Default_20_Paragraph_20_Font">will</text:span><text:span text:style-name="Default_20_Paragraph_20_Font"> </text:span><text:span text:style-name="Default_20_Paragraph_20_Font">allow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ast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ames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choose</text:span><text:span text:style-name="Default_20_Paragraph_20_Font"> </text:span><text:span text:style-name="Default_20_Paragraph_20_Font">them</text:span><text:span text:style-name="Default_20_Paragraph_20_Font">.</text:span></text:p>
                </text:list-item>
                <text:list-item>
                  <text:p text:style-name="P20"><text:a xlink:type="simple" xlink:href="http://rafflr.com/"><text:span text:style-name="Default_20_Paragraph_20_Font"><text:span text:style-name="Default_20_Paragraph_20_Font"><text:span text:style-name="T7">http</text:span></text:span></text:span></text:a><text:a xlink:type="simple" xlink:href="http://rafflr.com/"><text:span text:style-name="Default_20_Paragraph_20_Font"><text:span text:style-name="Default_20_Paragraph_20_Font"><text:span text:style-name="T7">://</text:span></text:span></text:span></text:a><text:a xlink:type="simple" xlink:href="http://rafflr.com/"><text:span text:style-name="Default_20_Paragraph_20_Font"><text:span text:style-name="Default_20_Paragraph_20_Font"><text:span text:style-name="T7">rafflr</text:span></text:span></text:span></text:a><text:a xlink:type="simple" xlink:href="http://rafflr.com/"><text:span text:style-name="Default_20_Paragraph_20_Font"><text:span text:style-name="Default_20_Paragraph_20_Font"><text:span text:style-name="T7">.</text:span></text:span></text:span></text:a><text:a xlink:type="simple" xlink:href="http://rafflr.com/"><text:span text:style-name="Default_20_Paragraph_20_Font"><text:span text:style-name="Default_20_Paragraph_20_Font"><text:span text:style-name="T7">com</text:span></text:span></text:span></text:a><text:span text:style-name="Default_20_Paragraph_20_Font"><text:span text:style-name="T8"> </text:span></text:span><text:span text:style-name="Default_20_Paragraph_20_Font"><text:span text:style-name="T8">is</text:span></text:span><text:span text:style-name="Default_20_Paragraph_20_Font"><text:span text:style-name="T8"> </text:span></text:span><text:span text:style-name="Default_20_Paragraph_20_Font"><text:span text:style-name="T8">another</text:span></text:span><text:span text:style-name="Default_20_Paragraph_20_Font"><text:span text:style-name="T8"> </text:span></text:span><text:span text:style-name="Default_20_Paragraph_20_Font"><text:span text:style-name="T8">option</text:span></text:span><text:span text:style-name="Default_20_Paragraph_20_Font"><text:span text:style-name="T8"> </text:span></text:span><text:span text:style-name="Default_20_Paragraph_20_Font"><text:span text:style-name="T8">mentioned</text:span></text:span><text:span text:style-name="Default_20_Paragraph_20_Font"><text:span text:style-name="T8"> </text:span></text:span><text:span text:style-name="Default_20_Paragraph_20_Font"><text:span text:style-name="T8">on</text:span></text:span><text:span text:style-name="Default_20_Paragraph_20_Font"><text:span text:style-name="T8"> </text:span></text:span><text:span text:style-name="Default_20_Paragraph_20_Font"><text:span text:style-name="T8">the</text:span></text:span><text:span text:style-name="Default_20_Paragraph_20_Font"><text:span text:style-name="T8"> </text:span></text:span><text:span text:style-name="Default_20_Paragraph_20_Font"><text:span text:style-name="T8">list</text:span></text:span></text:p>
                </text:list-item>
              </text:list>
            </text:list-item>
            <text:list-item>
              <text:p text:style-name="P15"><text:span text:style-name="Default_20_Paragraph_20_Font">Giveaway</text:span><text:span text:style-name="Default_20_Paragraph_20_Font"> </text:span><text:span text:style-name="Default_20_Paragraph_20_Font">Details</text:span><text:span text:style-name="Default_20_Paragraph_20_Font">:</text:span></text:p>
              <text:list>
                <text:list-item>
                  <text:p text:style-name="P21"><text:span text:style-name="Default_20_Paragraph_20_Font"><text:span text:style-name="T4">Givaway</text:span></text:span><text:span text:style-name="Default_20_Paragraph_20_Font"><text:span text:style-name="T4"> </text:span></text:span><text:span text:style-name="Default_20_Paragraph_20_Font"><text:span text:style-name="T4">Sponsor</text:span></text:span><text:span text:style-name="Default_20_Paragraph_20_Font"><text:span text:style-name="T4">:</text:span></text:span><text:span text:style-name="Default_20_Paragraph_20_Font"> </text:span><text:span text:style-name="Default_20_Paragraph_20_Font">CodeSchool</text:span></text:p>
                  <text:list>
                    <text:list-item>
                      <text:p text:style-name="P22"><text:span text:style-name="Default_20_Paragraph_20_Font"><text:span text:style-name="T4">What</text:span></text:span><text:span text:style-name="Default_20_Paragraph_20_Font"><text:span text:style-name="T4">: </text:span></text:span><text:span text:style-name="Default_20_Paragraph_20_Font">$15 </text:span><text:span text:style-name="Default_20_Paragraph_20_Font">dollars</text:span><text:span text:style-name="Default_20_Paragraph_20_Font"> </text:span><text:span text:style-name="Default_20_Paragraph_20_Font">of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mont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membership</text:span><text:span text:style-name="Default_20_Paragraph_20_Font">.</text:span></text:p>
                    </text:list-item>
                    <text:list-item>
                      <text:p text:style-name="P22"><text:span text:style-name="Default_20_Paragraph_20_Font"><text:span text:style-name="T4">How</text:span></text:span><text:span text:style-name="Default_20_Paragraph_20_Font"><text:span text:style-name="T4"> </text:span></text:span><text:span text:style-name="Default_20_Paragraph_20_Font"><text:span text:style-name="T4">many</text:span></text:span><text:span text:style-name="Default_20_Paragraph_20_Font"><text:span text:style-name="T4"> </text:span></text:span><text:span text:style-name="Default_20_Paragraph_20_Font"><text:span text:style-name="T4">per</text:span></text:span><text:span text:style-name="Default_20_Paragraph_20_Font"><text:span text:style-name="T4"> </text:span></text:span><text:span text:style-name="Default_20_Paragraph_20_Font"><text:span text:style-name="T4">location</text:span></text:span><text:span text:style-name="Default_20_Paragraph_20_Font"><text:span text:style-name="T4">:</text:span></text:span><text:span text:style-name="Default_20_Paragraph_20_Font"> </text:span><text:span text:style-name="Default_20_Paragraph_20_Font">Everyone</text:span></text:p>
                    </text:list-item>
                    <text:list-item>
                      <text:p text:style-name="P22"><text:span text:style-name="Default_20_Paragraph_20_Font"><text:span text:style-name="T4">How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claim</text:span></text:span><text:span text:style-name="Default_20_Paragraph_20_Font"><text:span text:style-name="T4">: </text:span></text:span><text:span text:style-name="Default_20_Paragraph_20_Font">Sign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at</text:span><text:span text:style-name="Default_20_Paragraph_20_Font"> </text:span><text:a xlink:type="simple" xlink:href="http://go.codeschool.com/coderetreat"><text:span text:style-name="Default_20_Paragraph_20_Font"><text:span text:style-name="Default_20_Paragraph_20_Font"><text:span text:style-name="T6">http</text:span></text:span></text:span></text:a><text:a xlink:type="simple" xlink:href="http://go.codeschool.com/coderetreat"><text:span text:style-name="Default_20_Paragraph_20_Font"><text:span text:style-name="Default_20_Paragraph_20_Font"><text:span text:style-name="T6">://</text:span></text:span></text:span></text:a><text:a xlink:type="simple" xlink:href="http://go.codeschool.com/coderetreat"><text:span text:style-name="Default_20_Paragraph_20_Font"><text:span text:style-name="Default_20_Paragraph_20_Font"><text:span text:style-name="T6">go</text:span></text:span></text:span></text:a><text:a xlink:type="simple" xlink:href="http://go.codeschool.com/coderetreat"><text:span text:style-name="Default_20_Paragraph_20_Font"><text:span text:style-name="Default_20_Paragraph_20_Font"><text:span text:style-name="T6">.</text:span></text:span></text:span></text:a><text:a xlink:type="simple" xlink:href="http://go.codeschool.com/coderetreat"><text:span text:style-name="Default_20_Paragraph_20_Font"><text:span text:style-name="Default_20_Paragraph_20_Font"><text:span text:style-name="T6">codeschool</text:span></text:span></text:span></text:a><text:a xlink:type="simple" xlink:href="http://go.codeschool.com/coderetreat"><text:span text:style-name="Default_20_Paragraph_20_Font"><text:span text:style-name="Default_20_Paragraph_20_Font"><text:span text:style-name="T6">.</text:span></text:span></text:span></text:a><text:a xlink:type="simple" xlink:href="http://go.codeschool.com/coderetreat"><text:span text:style-name="Default_20_Paragraph_20_Font"><text:span text:style-name="Default_20_Paragraph_20_Font"><text:span text:style-name="T6">com</text:span></text:span></text:span></text:a><text:a xlink:type="simple" xlink:href="http://go.codeschool.com/coderetreat"><text:span text:style-name="Default_20_Paragraph_20_Font"><text:span text:style-name="Default_20_Paragraph_20_Font"><text:span text:style-name="T6">/</text:span></text:span></text:span></text:a><text:a xlink:type="simple" xlink:href="http://go.codeschool.com/coderetreat"><text:span text:style-name="Default_20_Paragraph_20_Font"><text:span text:style-name="Default_20_Paragraph_20_Font"><text:span text:style-name="T6">coderetreat</text:span></text:span></text:span></text:a></text:p>
                    </text:list-item>
                  </text:list>
                </text:list-item>
                <text:list-item>
                  <text:p text:style-name="P21"><text:span text:style-name="Default_20_Paragraph_20_Font"><text:span text:style-name="T4">Givaway</text:span></text:span><text:span text:style-name="Default_20_Paragraph_20_Font"><text:span text:style-name="T4"> </text:span></text:span><text:span text:style-name="Default_20_Paragraph_20_Font"><text:span text:style-name="T4">Sponsor</text:span></text:span><text:span text:style-name="Default_20_Paragraph_20_Font"><text:span text:style-name="T4">: </text:span></text:span><text:span text:style-name="Default_20_Paragraph_20_Font">JetBrains</text:span></text:p>
                  <text:list>
                    <text:list-item>
                      <text:p text:style-name="P22"><text:span text:style-name="Default_20_Paragraph_20_Font"><text:span text:style-name="T4">What</text:span></text:span><text:span text:style-name="Default_20_Paragraph_20_Font"><text:span text:style-name="T4">:</text:span>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ree</text:span><text:span text:style-name="Default_20_Paragraph_20_Font"> </text:span><text:span text:style-name="Default_20_Paragraph_20_Font">licens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JetBrain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products</text:span></text:p>
                    </text:list-item>
                    <text:list-item>
                      <text:p text:style-name="P22"><text:span text:style-name="Default_20_Paragraph_20_Font"><text:span text:style-name="T4">How</text:span></text:span><text:span text:style-name="Default_20_Paragraph_20_Font"><text:span text:style-name="T4"> </text:span></text:span><text:span text:style-name="Default_20_Paragraph_20_Font"><text:span text:style-name="T4">many</text:span></text:span><text:span text:style-name="Default_20_Paragraph_20_Font"><text:span text:style-name="T4"> </text:span></text:span><text:span text:style-name="Default_20_Paragraph_20_Font"><text:span text:style-name="T4">per</text:span></text:span><text:span text:style-name="Default_20_Paragraph_20_Font"><text:span text:style-name="T4"> </text:span></text:span><text:span text:style-name="Default_20_Paragraph_20_Font"><text:span text:style-name="T4">location</text:span></text:span><text:span text:style-name="Default_20_Paragraph_20_Font"><text:span text:style-name="T4">:</text:span></text:span><text:span text:style-name="Default_20_Paragraph_20_Font"> </text:span><text:span text:style-name="Default_20_Paragraph_20_Font">One</text:span></text:p>
                    </text:list-item>
                    <text:list-item>
                      <text:p text:style-name="P22"><text:span text:style-name="Default_20_Paragraph_20_Font"><text:span text:style-name="T4">How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claim</text:span></text:span><text:span text:style-name="Default_20_Paragraph_20_Font"><text:span text:style-name="T4">: </text:span></text:span><text:span text:style-name="Default_20_Paragraph_20_Font">Provide</text:span><text:span text:style-name="Default_20_Paragraph_20_Font"> </text:span><text:span text:style-name="Default_20_Paragraph_20_Font">winner</text:span><text:span text:style-name="Default_20_Paragraph_20_Font"> </text:span><text:span text:style-name="Default_20_Paragraph_20_Font">detail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rey</text:span><text:span text:style-name="Default_20_Paragraph_20_Font"> </text:span><text:span text:style-name="Default_20_Paragraph_20_Font"><text:span text:style-name="T5">TODO</text:span>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details</text:span></text:p>
                    </text:list-item>
                  </text:list>
                </text:list-item>
                <text:list-item>
                  <text:p text:style-name="P21"><text:span text:style-name="Default_20_Paragraph_20_Font"><text:span text:style-name="T4">Givaway</text:span></text:span><text:span text:style-name="Default_20_Paragraph_20_Font"><text:span text:style-name="T4"> </text:span></text:span><text:span text:style-name="Default_20_Paragraph_20_Font"><text:span text:style-name="T4">Sponsor</text:span></text:span><text:span text:style-name="Default_20_Paragraph_20_Font"><text:span text:style-name="T4">: </text:span></text:span><text:span text:style-name="Default_20_Paragraph_20_Font">Pragmatic</text:span><text:span text:style-name="Default_20_Paragraph_20_Font"> </text:span><text:span text:style-name="Default_20_Paragraph_20_Font">Press</text:span></text:p>
                  <text:list>
                    <text:list-item>
                      <text:p text:style-name="P22"><text:span text:style-name="Default_20_Paragraph_20_Font"><text:span text:style-name="T4">What</text:span></text:span><text:span text:style-name="Default_20_Paragraph_20_Font"><text:span text:style-name="T4">: </text:span></text:span><text:span text:style-name="Default_20_Paragraph_20_Font">One</text:span><text:span text:style-name="Default_20_Paragraph_20_Font"> </text:span><text:span text:style-name="Default_20_Paragraph_20_Font">eBook</text:span><text:span text:style-name="Default_20_Paragraph_20_Font"> </text:span><text:span text:style-name="Default_20_Paragraph_20_Font">free</text:span></text:p>
                    </text:list-item>
                    <text:list-item>
                      <text:p text:style-name="P22"><text:span text:style-name="Default_20_Paragraph_20_Font"><text:span text:style-name="T4">How</text:span></text:span><text:span text:style-name="Default_20_Paragraph_20_Font"><text:span text:style-name="T4"> </text:span></text:span><text:span text:style-name="Default_20_Paragraph_20_Font"><text:span text:style-name="T4">may</text:span></text:span><text:span text:style-name="Default_20_Paragraph_20_Font"><text:span text:style-name="T4"> </text:span></text:span><text:span text:style-name="Default_20_Paragraph_20_Font"><text:span text:style-name="T4">per</text:span></text:span><text:span text:style-name="Default_20_Paragraph_20_Font"><text:span text:style-name="T4"> </text:span></text:span><text:span text:style-name="Default_20_Paragraph_20_Font"><text:span text:style-name="T4">location</text:span></text:span><text:span text:style-name="Default_20_Paragraph_20_Font"><text:span text:style-name="T4">:</text:span></text:span><text:span text:style-name="Default_20_Paragraph_20_Font"> </text:span><text:span text:style-name="Default_20_Paragraph_20_Font">One</text:span></text:p>
                    </text:list-item>
                    <text:list-item>
                      <text:p text:style-name="P22"><text:span text:style-name="Default_20_Paragraph_20_Font"><text:span text:style-name="T4">How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claim</text:span></text:span><text:span text:style-name="Default_20_Paragraph_20_Font"><text:span text:style-name="T4">: </text:span></text:span><text:span text:style-name="Default_20_Paragraph_20_Font">Provide</text:span><text:span text:style-name="Default_20_Paragraph_20_Font"> </text:span><text:span text:style-name="Default_20_Paragraph_20_Font">winner</text:span><text:span text:style-name="Default_20_Paragraph_20_Font"> </text:span><text:span text:style-name="Default_20_Paragraph_20_Font">detail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rey</text:span><text:span text:style-name="Default_20_Paragraph_20_Font"> </text:span><text:span text:style-name="Default_20_Paragraph_20_Font"><text:span text:style-name="T5">TODO</text:span>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detail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66" text:style-name="LS1">
        <text:list-item>
          <text:p text:style-name="P12"><text:span text:style-name="Default_20_Paragraph_20_Font">Take</text:span><text:span text:style-name="Default_20_Paragraph_20_Font"> </text:span><text:span text:style-name="Default_20_Paragraph_20_Font">notes</text:span></text:p>
          <text:list>
            <text:list-item>
              <text:p text:style-name="P16"><text:span text:style-name="Default_20_Paragraph_20_Font">about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y</text:span><text:span text:style-name="Default_20_Paragraph_20_Font"> </text:span><text:span text:style-name="Default_20_Paragraph_20_Font">went</text:span></text:p>
            </text:list-item>
            <text:list-item>
              <text:p text:style-name="P16"><text:span text:style-name="Default_20_Paragraph_20_Font">about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hink</text:span><text:span text:style-name="Default_20_Paragraph_20_Font"> </text:span><text:span text:style-name="Default_20_Paragraph_20_Font">participants</text:span><text:span text:style-name="Default_20_Paragraph_20_Font"> </text:span><text:span text:style-name="Default_20_Paragraph_20_Font">got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y</text:span></text:p>
            </text:list-item>
            <text:list-item>
              <text:p text:style-name="P16"><text:span text:style-name="Default_20_Paragraph_20_Font">about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differently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ime</text:span></text:p>
            </text:list-item>
            <text:list-item>
              <text:p text:style-name="P16"><text:span text:style-name="Default_20_Paragraph_20_Font">Please</text:span><text:span text:style-name="Default_20_Paragraph_20_Font"> </text:span><text:span text:style-name="Default_20_Paragraph_20_Font">cross</text:span><text:span text:style-name="Default_20_Paragraph_20_Font">-</text:span><text:span text:style-name="Default_20_Paragraph_20_Font">post</text:span><text:span text:style-name="Default_20_Paragraph_20_Font"> </text:span><text:span text:style-name="Default_20_Paragraph_20_Font">anyth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mmunity</text:span><text:span text:style-name="Default_20_Paragraph_20_Font"> </text:span><text:span text:style-name="Default_20_Paragraph_20_Font">network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w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build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ood</text:span><text:span text:style-name="Default_20_Paragraph_20_Font"> </text:span><text:span text:style-name="Default_20_Paragraph_20_Font">centralized</text:span><text:span text:style-name="Default_20_Paragraph_20_Font"> </text:span><text:span text:style-name="Default_20_Paragraph_20_Font">resourc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peopl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uture</text:span></text:p>
              <text:list>
                <text:list-item>
                  <text:p text:style-name="P19"><text:span text:style-name="Default_20_Paragraph_20_Font">Perhaps</text:span><text:span text:style-name="Default_20_Paragraph_20_Font"> </text:span><text:span text:style-name="Default_20_Paragraph_20_Font">we</text:span><text:span text:style-name="Default_20_Paragraph_20_Font"> </text:span><text:span text:style-name="Default_20_Paragraph_20_Font">could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eneral</text:span><text:span text:style-name="Default_20_Paragraph_20_Font"> “</text:span><text:span text:style-name="Default_20_Paragraph_20_Font">Global</text:span><text:span text:style-name="Default_20_Paragraph_20_Font"> </text:span><text:span text:style-name="Default_20_Paragraph_20_Font">Day</text:span><text:span text:style-name="Default_20_Paragraph_20_Font"> </text:span><text:span text:style-name="Default_20_Paragraph_20_Font">Notes</text:span><text:span text:style-name="Default_20_Paragraph_20_Font">” </text:span><text:span text:style-name="Default_20_Paragraph_20_Font">discussi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rum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i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peopl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put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notes</text:span><text:span text:style-name="Default_20_Paragraph_20_Font"> </text:span><text:span text:style-name="Default_20_Paragraph_20_Font">into</text:span><text:span text:style-name="Default_20_Paragraph_20_Font">. </text:span><text:span text:style-name="Default_20_Paragraph_20_Font">Or</text:span><text:span text:style-name="Default_20_Paragraph_20_Font">, </text:span><text:span text:style-name="Default_20_Paragraph_20_Font">at</text:span><text:span text:style-name="Default_20_Paragraph_20_Font"> </text:span><text:span text:style-name="Default_20_Paragraph_20_Font">leas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nk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blog</text:span><text:span text:style-name="Default_20_Paragraph_20_Font"> (</text:span><text:span text:style-name="Default_20_Paragraph_20_Font">cross</text:span><text:span text:style-name="Default_20_Paragraph_20_Font">-</text:span><text:span text:style-name="Default_20_Paragraph_20_Font">post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twork</text:span><text:span text:style-name="Default_20_Paragraph_20_Font">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title/>
    <meta:initial-creator/>
    <dc:creator>Hamlet D'Arcy</dc:creator>
    <meta:editing-cycles>2</meta:editing-cycles>
    <meta:document-statistic meta:table-count="0" meta:image-count="0" meta:object-count="0" meta:page-count="3" meta:paragraph-count="77" meta:word-count="687" meta:character-count="3925"/>
    <dc:date>2011-12-02T20:48:59</dc:date>
    <meta:editing-duration>PT4M46S</meta:editing-duration>
  </office:meta>
</office:document-meta>
</file>